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2.79cm" fo:min-width="8.1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gr1" style:family="graphic">
      <style:graphic-properties draw:textarea-horizontal-align="justify" draw:textarea-vertical-align="middle" draw:auto-grow-height="false" fo:min-height="2.79cm" fo:min-width="8.107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><draw:custom-shape text:anchor-type="paragraph" draw:z-index="0" draw:name="Shape 1" draw:style-name="Mgr1" svg:width="8.108cm" svg:height="2.791cm" svg:x="6.419cm" svg:y="-1.443cm"><text:p/><draw:enhanced-geometry svg:viewBox="0 0 21600 21600" draw:type="rectangle" draw:enhanced-path="M 0 0 L 21600 0 21600 21600 0 21600 0 0 Z N"/></draw:custom-shape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0:12:04.896669334</meta:creation-date>
    <dc:date>2023-11-06T20:13:13.045356374</dc:date>
    <meta:editing-duration>PT1M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7.1$Linux_X86_64 LibreOffice_project/50$Build-1</meta:generator>
  </office:meta>
</office:document-meta>
</file>